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ahnschrift" svg:font-family="Bahnschrif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" fo:font-size="14pt" fo:font-weight="bold" officeooo:rsid="00117269" officeooo:paragraph-rsid="001172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13150" officeooo:paragraph-rsid="0011315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13150" officeooo:paragraph-rsid="00114c8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14c88" officeooo:paragraph-rsid="00114c8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17269" officeooo:paragraph-rsid="0011726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356be" officeooo:paragraph-rsid="001356b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officeooo:rsid="000f5a42" officeooo:paragraph-rsid="000f5a42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officeooo:rsid="000f5a42" officeooo:paragraph-rsid="00153b94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0f5a42" officeooo:paragraph-rsid="0017399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173996" officeooo:paragraph-rsid="0017399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173996" officeooo:paragraph-rsid="0017399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weight="bold" officeooo:rsid="000f5a42" officeooo:paragraph-rsid="0017399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fo:font-size="20pt" fo:font-weight="normal" officeooo:paragraph-rsid="000f5a42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bold" officeooo:rsid="000f5a42" officeooo:paragraph-rsid="00150f1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bold" officeooo:rsid="000f5a42" officeooo:paragraph-rsid="000f5a4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f5a42" officeooo:paragraph-rsid="000f5a4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f5a42" officeooo:paragraph-rsid="001910c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910ca" officeooo:paragraph-rsid="001910c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113150"/>
    </style:style>
    <style:style style:name="P22" style:family="paragraph" style:parent-style-name="Standard">
      <style:paragraph-properties fo:text-align="justify" style:justify-single-word="false"/>
      <style:text-properties officeooo:paragraph-rsid="00150f1b"/>
    </style:style>
    <style:style style:name="P23" style:family="paragraph" style:parent-style-name="Standard">
      <style:paragraph-properties fo:text-align="justify" style:justify-single-word="false" fo:break-before="column"/>
      <style:text-properties fo:color="#000000" style:font-name="Arial" fo:font-size="14pt" fo:font-weight="normal" officeooo:rsid="00113150" officeooo:paragraph-rsid="00114c8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2pt" fo:language="pt" fo:country="none" style:text-underline-style="none" fo:font-weight="normal" officeooo:rsid="000f5a42" officeooo:paragraph-rsid="00173996" style:font-size-asian="12pt" style:font-weight-asian="normal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2pt" fo:language="pt" fo:country="none" style:text-underline-style="none" fo:font-weight="normal" officeooo:rsid="00173996" officeooo:paragraph-rsid="0017399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0f5a42" officeooo:paragraph-rsid="000f5a4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1b3cbc" officeooo:paragraph-rsid="001b3cb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Arial" fo:font-size="20pt" fo:font-weight="bold" officeooo:rsid="000f5a42" officeooo:paragraph-rsid="000f5a42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Bahnschrift" fo:font-size="11pt" fo:language="pt" fo:country="none" style:text-underline-style="none" fo:font-weight="normal" officeooo:rsid="00173996" officeooo:paragraph-rsid="00173996" style:font-size-asian="11pt" style:font-weight-asian="normal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font-name="Bahnschrift" fo:font-size="11pt" fo:language="pt" fo:country="none" style:text-underline-style="none" fo:font-weight="normal" officeooo:rsid="00173996" officeooo:paragraph-rsid="00173996" style:font-size-asian="11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 fo:break-before="column"/>
      <style:text-properties fo:color="#000000" style:font-name="Arial" fo:font-size="12pt" fo:font-weight="bold" officeooo:rsid="00114c88" officeooo:paragraph-rsid="00114c88" style:font-size-asian="10.5pt" style:font-weight-asian="bold" style:font-size-complex="12pt" style:font-weight-complex="bold"/>
    </style:style>
    <style:style style:name="T1" style:family="text">
      <style:text-properties style:font-name="Arial" officeooo:rsid="000f5a42"/>
    </style:style>
    <style:style style:name="T2" style:family="text">
      <style:text-properties style:font-name="Arial" fo:font-size="14pt" fo:font-weight="bold" officeooo:rsid="000f5a42" style:font-size-asian="14pt" style:font-weight-asian="bold" style:font-size-complex="14pt" style:font-weight-complex="bold"/>
    </style:style>
    <style:style style:name="T3" style:family="text">
      <style:text-properties style:font-name="Arial" fo:font-size="12pt" fo:language="pt" fo:country="none" style:text-underline-style="none" fo:font-weight="normal" style:font-size-asian="12pt" style:font-weight-asian="normal" style:font-size-complex="12pt"/>
    </style:style>
    <style:style style:name="T4" style:family="text">
      <style:text-properties style:font-name="Arial" fo:font-size="12pt" fo:language="pt" fo:country="none" style:text-underline-style="none" fo:font-weight="normal" style:font-size-asian="12pt" style:font-weight-asian="normal" style:font-size-complex="12pt" style:font-weight-complex="bold"/>
    </style:style>
    <style:style style:name="T5" style:family="text">
      <style:text-properties style:font-name="Arial" fo:font-size="12pt" fo:language="pt" fo:country="none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5a42" style:font-weight-asian="bold" style:font-weight-complex="bold"/>
    </style:style>
    <style:style style:name="T9" style:family="text">
      <style:text-properties fo:font-variant="normal" fo:text-transform="none" fo:font-size="12pt" fo:letter-spacing="normal" fo:font-style="normal" style:font-size-asian="10.5pt" style:font-size-complex="12pt"/>
    </style:style>
    <style:style style:name="T10" style:family="text">
      <style:text-properties fo:font-variant="normal" fo:text-transform="none" fo:font-size="12pt" fo:letter-spacing="normal" fo:font-style="normal" officeooo:rsid="00114c88" style:font-size-asian="10.5pt" style:font-size-complex="12pt"/>
    </style:style>
    <style:style style:name="T11" style:family="text">
      <style:text-properties fo:font-variant="normal" fo:text-transform="none" fo:font-size="12pt" fo:letter-spacing="normal" fo:font-style="normal" officeooo:rsid="001356be" style:font-size-asian="10.5pt" style:font-size-complex="12pt"/>
    </style:style>
    <style:style style:name="T12" style:family="text">
      <style:text-properties fo:font-variant="normal" fo:text-transform="none" fo:font-size="12pt" fo:letter-spacing="normal" fo:font-style="normal" fo:font-weight="bold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fo:font-size="12pt" fo:letter-spacing="normal" fo:font-style="normal" fo:font-weight="bold" officeooo:rsid="001356be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fo:font-size="12pt" fo:letter-spacing="normal" fo:font-style="normal" fo:font-weight="bold" officeooo:rsid="00114c88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font-size="12pt" fo:letter-spacing="normal" fo:font-style="normal" fo:font-weight="normal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113150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bold" officeooo:rsid="00113150" style:font-size-asian="10.5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19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20" style:family="text">
      <style:text-properties fo:language="pt" fo:country="none" style:text-underline-style="none"/>
    </style:style>
    <style:style style:name="T21" style:family="text">
      <style:text-properties fo:language="pt" fo:country="none" style:text-underline-style="none" fo:font-weight="normal" style:font-weight-asian="normal"/>
    </style:style>
    <style:style style:name="T22" style:family="text">
      <style:text-properties fo:language="pt" fo:country="none" style:text-underline-style="none" fo:font-weight="normal" officeooo:rsid="00173996" style:font-weight-asian="normal"/>
    </style:style>
    <style:style style:name="T23" style:family="text">
      <style:text-properties fo:language="pt" fo:country="none" style:text-underline-style="none" fo:font-weight="bold" style:font-weight-asian="bold" style:font-weight-complex="bold"/>
    </style:style>
    <style:style style:name="T24" style:family="text">
      <style:text-properties fo:language="pt" fo:country="none" style:text-underline-style="none" officeooo:rsid="00173996"/>
    </style:style>
    <style:style style:name="T25" style:family="text">
      <style:text-properties officeooo:rsid="001a51e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Inglês – Unidade 1 – Beginners </text:p>
      <text:p text:style-name="P28">Residência em TIC – Serratec</text:p>
      <text:p text:style-name="P26"/>
      <text:p text:style-name="P14"><text:span text:style-name="T2">1. Traduzir as seguintes frases:</text:span><text:span text:style-name="T1"> </text:span></text:p>
      <text:p text:style-name="P15"/>
      <text:p text:style-name="P9"><text:span text:style-name="T8">a)</text:span> Não é à toa que descontinuaram a produção de hardware, tornou-se inviável ante o que a concorrência produzia em termos de qualidade.</text:p>
      <text:p text:style-name="P9"/>
      <text:p text:style-name="P8"><text:span text:style-name="T7">A: </text:span><text:span text:style-name="T4">It is not for nothing that they discontinued the production of hardware, it became unfeasible given what the competition produced in terms of quality.</text:span><text:span text:style-name="T6"> </text:span></text:p>
      <text:p text:style-name="P9"/>
      <text:p text:style-name="P9"><text:span text:style-name="T8">b)</text:span><text:span text:style-name="T7"> </text:span>Será que meu código vai compilar corretamente agora?</text:p>
      <text:p text:style-name="P9"/>
      <text:p text:style-name="P13">A: <text:span text:style-name="T5">Will my code compile correctly now?</text:span></text:p>
      <text:p text:style-name="P9"/>
      <text:p text:style-name="P9"><text:span text:style-name="T8">c)</text:span> Não é à toa que ele não passou no exame! Ele não estudou absolutamente nada!</text:p>
      <text:p text:style-name="P9"/>
      <text:p text:style-name="P13">A: <text:span text:style-name="T3">No wonder he didn't pass the exam! He didn't study at all!</text:span></text:p>
      <text:p text:style-name="P9"/>
      <text:p text:style-name="P9"><text:span text:style-name="T8">d)</text:span> Não é à toa que descontinuaram a produção de hardware, tornou-se inviável ante o que a concorrência produzia em termos de qualidade.</text:p>
      <text:p text:style-name="P9"/>
      <text:p text:style-name="P13">A: <text:span text:style-name="T3">It is not for nothing that they discontinued the production of hardware, it became unfeasible given what the competition produced in terms of quality.</text:span></text:p>
      <text:p text:style-name="P9"/>
      <text:p text:style-name="P9"><text:span text:style-name="T8">e)</text:span> Só que temos que analisar que se o servidor continuar dando pau, vai ser impossível entregar o projeto a tempo. </text:p>
      <text:p text:style-name="P9"/>
      <text:p text:style-name="P13">A: <text:span text:style-name="T3">But we have to analyze that if the server keeps crashing, it will be impossible</text:span></text:p>
      <text:p text:style-name="P24">deliver the project on time.</text:p>
      <text:p text:style-name="P24"/>
      <text:p text:style-name="P10"><text:span text:style-name="T24">f)</text:span><text:span text:style-name="T22"> </text:span><text:span text:style-name="T21">Eu não trabalho mais no Google. (Eu não trabalho mais para o Google.)</text:span></text:p>
      <text:p text:style-name="P24"/>
      <text:p text:style-name="P11"><text:span text:style-name="T20">A:</text:span><text:span text:style-name="T21"> I don't work at Google anymore. (I no longer work for Google.)</text:span></text:p>
      <text:p text:style-name="P29"/>
      <text:p text:style-name="P12"><text:span text:style-name="T23">g)</text:span><text:span text:style-name="T20"> Eu não quero mais ser o único responsável pela correção deste problema.</text:span></text:p>
      <text:p text:style-name="P25"/>
      <text:p text:style-name="P12"><text:span text:style-name="T23">A:</text:span><text:span text:style-name="T20"> I no longer want to be solely responsible for fixing this problem.</text:span></text:p>
      <text:p text:style-name="P30"/>
      <text:p text:style-name="P12"><text:span text:style-name="T23">h)</text:span><text:span text:style-name="T20"> Eu não sou mais a pessoa que irá falar com você neste projeto.</text:span></text:p>
      <text:p text:style-name="P25"/>
      <text:p text:style-name="P12"><text:span text:style-name="T23">A:</text:span><text:span text:style-name="T20"> I am no longer the person who will speak to you on this project.</text:span></text:p>
      <text:p text:style-name="P25"/>
      <text:p text:style-name="P12"><text:span text:style-name="T23">i)</text:span><text:span text:style-name="T20"> Eu não codifico mais em Python.</text:span></text:p>
      <text:p text:style-name="P25"/>
      <text:p text:style-name="P12"><text:span text:style-name="T23">A:</text:span><text:span text:style-name="T20"> I don't code in Python anymore.</text:span></text:p>
      <text:p text:style-name="P7"/>
      <text:p text:style-name="P17"><text:soft-page-break/>2. Identifique as palavras cognatas no texto “What can you do with computers?” e tente dar o significado delas. Faça uma lista das palavras que você acredite necessárias.</text:p>
      <text:p text:style-name="P18"/>
      <text:section text:style-name="Sect1" text:name="Secção1">
        <text:p text:style-name="P21"><text:span text:style-name="T17">People:</text:span><text:span text:style-name="T16"> Pessoa</text:span></text:p>
        <text:p text:style-name="P2"><text:span text:style-name="T12">Computers:</text:span><text:span text:style-name="T9"> Computadores</text:span></text:p>
        <text:p text:style-name="P2"><text:span text:style-name="T12">Projects:</text:span><text:span text:style-name="T9"> Projetos</text:span></text:p>
        <text:p text:style-name="P2"><text:span text:style-name="T12">Information:</text:span><text:span text:style-name="T9"> Informação</text:span></text:p>
        <text:p text:style-name="P3"><text:span text:style-name="T12">Music:</text:span><text:span text:style-name="T9"> Música</text:span></text:p>
        <text:p text:style-name="P5"><text:span text:style-name="T12">Access:</text:span><text:span text:style-name="T9"> Acesso</text:span></text:p>
        <text:p text:style-name="P5"><text:span text:style-name="T12">Urban:</text:span><text:span text:style-name="T9"> Urbano</text:span></text:p>
        <text:p text:style-name="P5"><text:span text:style-name="T12">Populated: </text:span><text:span text:style-name="T9">Populada</text:span></text:p>
        <text:p text:style-name="P5"><text:span text:style-name="T12">Popular:</text:span><text:span text:style-name="T9"> Popular</text:span></text:p>
        <text:p text:style-name="P1"><text:span text:style-name="T9">Visually:</text:span><text:span text:style-name="T15"> Visualmente</text:span></text:p>
        <text:p text:style-name="P5"><text:span text:style-name="T12">Combined:</text:span><text:span text:style-name="T9"> Combinada</text:span></text:p>
        <text:p text:style-name="P5"><text:span text:style-name="T12">Sounds:</text:span><text:span text:style-name="T9"> Sons</text:span></text:p>
        <text:p text:style-name="P5"><text:span text:style-name="T12">Collection: </text:span><text:span text:style-name="T9">Coleção</text:span></text:p>
        <text:p text:style-name="P5"><text:span text:style-name="T13">Millions:</text:span><text:span text:style-name="T11"> Milhões</text:span><text:span text:style-name="T9"> </text:span></text:p>
        <text:p text:style-name="P23"><text:span text:style-name="T14">Finances:</text:span><text:span text:style-name="T10"> Finanças</text:span></text:p>
        <text:p text:style-name="P4"><text:span text:style-name="T12">Communicate:</text:span><text:span text:style-name="T9"> Comunicar</text:span></text:p>
        <text:p text:style-name="P4"><text:span text:style-name="T12">Possibilities:</text:span><text:span text:style-name="T9"> Possibilidades</text:span></text:p>
        <text:p text:style-name="P4"><text:span text:style-name="T12">Computer:</text:span><text:span text:style-name="T9"> Computadores</text:span></text:p>
        <text:p text:style-name="P4"><text:span text:style-name="T12">Connect: </text:span><text:span text:style-name="T9">Conectar</text:span></text:p>
        <text:p text:style-name="P4"><text:span text:style-name="T12">Internet:</text:span><text:span text:style-name="T9"> Internet</text:span></text:p>
        <text:p text:style-name="P5"><text:span text:style-name="T12">Areas:</text:span><text:span text:style-name="T9"> Área</text:span></text:p>
        <text:p text:style-name="P5"><text:span text:style-name="T12">Vast:</text:span><text:span text:style-name="T9"> Vasta</text:span></text:p>
        <text:p text:style-name="P5"><text:span text:style-name="T12">Gigantic:</text:span><text:span text:style-name="T9"> Gigantesca</text:span></text:p>
        <text:p text:style-name="P5"><text:span text:style-name="T12">Text:</text:span><text:span text:style-name="T9"> Texto</text:span></text:p>
        <text:p text:style-name="P5"><text:span text:style-name="T12">Page:</text:span><text:span text:style-name="T9"> Página</text:span></text:p>
        <text:p text:style-name="P5"><text:span text:style-name="T12">Animation: </text:span><text:span text:style-name="T9">Animação</text:span></text:p>
        <text:p text:style-name="P5"><text:span text:style-name="T13">Contains:</text:span><text:span text:style-name="T11"> Contém</text:span><text:span text:style-name="T9"> </text:span></text:p>
        <text:p text:style-name="P6"><text:span text:style-name="T12">Billions: </text:span><text:span text:style-name="T9">Bilhões</text:span></text:p>
      </text:section>
      <text:p text:style-name="P16"/>
      <text:p text:style-name="P16">3. Retire do texto “What can you do with computers?” as palavras repetidas.</text:p>
      <text:p text:style-name="P19"/>
      <text:section text:style-name="Sect1" text:name="Secção2">
        <text:p text:style-name="P20">The </text:p>
        <text:p text:style-name="P20">And <text:s/></text:p>
        <text:p text:style-name="P20">Computers</text:p>
        <text:p text:style-name="P20">In</text:p>
        <text:p text:style-name="P20">Find</text:p>
        <text:p text:style-name="P20">You</text:p>
        <text:p text:style-name="P20">To</text:p>
        <text:p text:style-name="P20">Use</text:p>
        <text:p text:style-name="P20">Can</text:p>
        <text:p text:style-name="P20">Communicate</text:p>
        <text:p text:style-name="P20"><text:span text:style-name="T25">A</text:span>rea</text:p>
        <text:p text:style-name="P20">Are</text:p>
        <text:p text:style-name="P20">With</text:p>
        <text:p text:style-name="P20">Do</text:p>
        <text:p text:style-name="P20">Most</text:p>
        <text:p text:style-name="P20">World</text:p>
        <text:p text:style-name="P20">Internet</text:p>
        <text:p text:style-name="P20">Information</text:p>
        <text:p text:style-name="P20">Of</text:p>
        <text:p text:style-name="P20">People</text:p>
      </text:section>
      <text:p text:style-name="P19"/>
      <text:p text:style-name="P22"><text:span text:style-name="T18">4. Sobre o que é o texto do item anterior? Responda escrevendo um pequeno texto com suas próprias palavras em português ou inglês (Intermediário e Avançado).</text:span><text:span text:style-name="T19"> </text:span></text:p>
      <text:p text:style-name="P31"/>
      <text:p text:style-name="P27">O computador é útil para várias finalidades, estudo, entretenimento e trabalho. Ao decorrer do tempo o computador tem se tornado cada vez mais tecnologico e inteligente, nos trazendo cada vez mais ferramentas para n funcionalidades. Sem duvidas é algo indispensavel para atingir objetivos muito mais rápido.</text:p>
      <text:p text:style-name="P27"/>
      <text:p text:style-name="P27"><text:span text:style-name="T7">Aluno: </text:span>Gabriel Almeida Norberto da Silv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ahnschrift" svg:font-family="Bahnschrif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08:05:36.638000000</meta:creation-date>
    <dc:date>2022-04-25T22:30:16.838000000</dc:date>
    <meta:editing-duration>PT2H33M24S</meta:editing-duration>
    <meta:editing-cycles>5</meta:editing-cycles>
    <meta:generator>LibreOffice/6.1.3.2$Windows_x86 LibreOffice_project/86daf60bf00efa86ad547e59e09d6bb77c699acb</meta:generator>
    <meta:document-statistic meta:table-count="0" meta:image-count="0" meta:object-count="0" meta:page-count="2" meta:paragraph-count="75" meta:word-count="487" meta:character-count="2939" meta:non-whitespace-character-count="2513"/>
  </office:meta>
</office:document-meta>
</file>